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2.19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921cm"/>
    </style:style>
    <style:style style:name="gr3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91cm"/>
    </style:style>
    <style:style style:name="gr5" style:family="graphic" style:parent-style-name="standard">
      <style:graphic-properties draw:stroke="none" svg:stroke-color="#000000" draw:fill="none" draw:fill-color="#ffffff" fo:min-height="0.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43cm" svg:height="0.838cm" svg:x="1.911cm" svg:y="8.8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1.911cm" svg:y="8.033cm">
          <text:p text:style-name="P1"><text:span text:style-name="T1"/></text:p>
          <text:p text:style-name="P1"><text:span text:style-name="T1">インターネット</text:span></text:p>
          <text:p text:style-name="P1"><text:span text:style-name="T1">プロトコル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1.911cm" svg:y="8.8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1.911cm" svg:y="8.8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1.911cm" svg:y="7.2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1.911cm" svg:y="6.433cm">
          <text:p text:style-name="P1"><text:span text:style-name="T1"/></text:p>
          <text:p text:style-name="P1"><text:span text:style-name="T1">アプリ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434cm" svg:height="1.171cm" svg:x="1.271cm" svg:y="1.7cm">
          <draw:text-box>
            <text:p text:style-name="P3"><text:span text:style-name="T1">部分的に上位・下位レイヤーの機能を含むところもあり、</text:span></text:p>
            <text:p text:style-name="P3"><text:span text:style-name="T1">TCP.IP</text:span><text:span text:style-name="T1">と</text:span><text:span text:style-name="T1">OSI</text:span><text:span text:style-name="T1">参照モデルはそのままマッピングすることはできない</text:span></text:p>
          </draw:text-box>
        </draw:frame>
        <draw:line draw:style-name="gr3" draw:text-style-name="P5" draw:layer="layout" svg:x1="4.717cm" svg:y1="6.895cm" svg:x2="7.559cm" svg:y2="6.02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739cm" svg:y1="7.694cm" svg:x2="7.58cm" svg:y2="5.95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631cm" svg:y1="8.432cm" svg:x2="7.586cm" svg:y2="7.6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609cm" svg:y1="9.256cm" svg:x2="7.587cm" svg:y2="8.4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721cm" svg:y1="9.295cm" svg:x2="7.588cm" svg:y2="9.2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custom-shape draw:style-name="gr1" draw:text-style-name="P2" draw:layer="layout" svg:width="2.743cm" svg:height="0.838cm" svg:x="7.611cm" svg:y="8.833cm">
          <text:p text:style-name="P1"><text:span text:style-name="T1"/></text:p>
          <text:p text:style-name="P1"><text:span text:style-name="T1">物理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8.033cm">
          <text:p text:style-name="P1"><text:span text:style-name="T1"/></text:p>
          <text:p text:style-name="P1"><text:span text:style-name="T1">データリンク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8.833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7.233cm">
          <text:p text:style-name="P1"><text:span text:style-name="T1"/></text:p>
          <text:p text:style-name="P1"><text:span text:style-name="T1">ネットワーク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6.4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5.533cm">
          <text:p text:style-name="P1"><text:span text:style-name="T1"/></text:p>
          <text:p text:style-name="P1"><text:span text:style-name="T1">セッ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6.4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4.733cm">
          <text:p text:style-name="P1"><text:span text:style-name="T1"/></text:p>
          <text:p text:style-name="P1"><text:span text:style-name="T1">プレゼンテ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7.611cm" svg:y="3.933cm">
          <text:p text:style-name="P1"><text:span text:style-name="T1"/></text:p>
          <text:p text:style-name="P1"><text:span text:style-name="T1">アプリ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631cm" svg:y1="9.147cm" svg:x2="7.559cm" svg:y2="6.06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739cm" svg:y1="7.824cm" svg:x2="7.581cm" svg:y2="6.7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588cm" svg:y1="6.87cm" svg:x2="7.58cm" svg:y2="4.5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4.739cm" svg:y1="6.87cm" svg:x2="7.572cm" svg:y2="5.22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frame draw:style-name="gr4" draw:text-style-name="P4" draw:layer="layout" svg:width="1.605cm" svg:height="0.741cm" svg:x="2.471cm" svg:y="5.501cm">
          <draw:text-box>
            <text:p text:style-name="P3"><text:span text:style-name="T1">TCP/IP</text:span></text:p>
          </draw:text-box>
        </draw:frame>
        <draw:frame draw:style-name="gr5" draw:text-style-name="P4" draw:layer="layout" svg:width="2.561cm" svg:height="0.61cm" svg:x="7.762cm" svg:y="2.99cm">
          <draw:text-box>
            <text:p text:style-name="P3"><text:span text:style-name="T1">OSI</text:span><text:span text:style-name="T1">参照モデル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0:04:35.849000000</meta:creation-date>
    <dc:date>2018-09-30T01:35:20.183000000</dc:date>
    <meta:editing-duration>PT56M30S</meta:editing-duration>
    <meta:editing-cycles>5</meta:editing-cycles>
    <meta:generator>LibreOffice/5.4.4.2$Windows_X86_64 LibreOffice_project/2524958677847fb3bb44820e40380acbe820f960</meta:generator>
    <meta:document-statistic meta:object-count="27"/>
  </office:meta>
</office:document-meta>
</file>